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1.692cm"/>
    </style:style>
    <style:style style:name="gr2" style:family="graphic" style:parent-style-name="standard">
      <style:graphic-properties draw:textarea-horizontal-align="justify" draw:textarea-vertical-align="middle" draw:auto-grow-height="false" fo:min-height="0.952cm" fo:min-width="0.914cm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7cm" fo:min-width="0.45cm"/>
    </style:style>
    <style:style style:name="gr5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6" style:family="graphic" style:parent-style-name="objectwithoutfill">
      <style:graphic-properties svg:stroke-width="0.04cm" draw:marker-start-width="0.345cm" draw:marker-end-width="0.345cm" svg:stroke-opacity="80%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3cm" draw:marker-start-width="0.295cm" draw:marker-end-width="0.295cm" svg:stroke-opacity="85%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1cm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cm" svg:stroke-color="#333333" draw:marker-start-width="0.37cm" draw:marker-end-width="0.37cm" svg:stroke-opacity="75%" draw:textarea-horizontal-align="justify" draw:textarea-vertical-align="middle" draw:auto-grow-height="false" fo:min-height="1.65cm" fo:min-width="2.8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333333" draw:marker-start-width="0.37cm" draw:marker-end-width="0.37cm" svg:stroke-opacity="75%" draw:textarea-horizontal-align="justify" draw:textarea-vertical-align="middle" draw:auto-grow-height="false" fo:min-height="1.6cm" fo:min-width="2.7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8cm" svg:x="7.09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7cm" svg:x="8.09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9.29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2.8cm" svg:x="7.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7cm" svg:x="8.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9.3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cm" svg:height="1.9cm" svg:x="5.1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8cm" svg:height="1.8cm" svg:x="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9cm" svg:y1="1.5cm" svg:x2="4.9cm" svg:y2="3.1cm">
          <text:p/>
        </draw:line>
        <draw:line draw:style-name="gr7" draw:text-style-name="P2" draw:layer="layout" svg:x1="4.9cm" svg:y1="2.7cm" svg:x2="6.1cm" svg:y2="2.7cm">
          <text:p/>
        </draw:line>
        <draw:line draw:style-name="gr8" draw:text-style-name="P2" draw:layer="layout" svg:x1="5.5cm" svg:y1="2.7cm" svg:x2="5.5cm" svg:y2="3.4cm">
          <text:p/>
        </draw:line>
        <draw:line draw:style-name="gr9" draw:text-style-name="P2" draw:layer="layout" svg:x1="5.496cm" svg:y1="2.838cm" svg:x2="4.896cm" svg:y2="2.838cm">
          <text:p/>
        </draw:line>
        <draw:line draw:style-name="gr10" draw:text-style-name="P2" draw:layer="layout" svg:x1="5.045cm" svg:y1="2.701cm" svg:x2="5.045cm" svg:y2="2.901cm">
          <text:p/>
        </draw:line>
        <draw:custom-shape draw:style-name="gr11" draw:text-style-name="P1" draw:layer="layout" svg:width="3.3cm" svg:height="1.9cm" svg:x="2.9cm" svg:y="1.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1cm" svg:y1="2cm" svg:x2="11.1cm" svg:y2="3.6cm">
          <text:p/>
        </draw:line>
        <draw:line draw:style-name="gr7" draw:text-style-name="P2" draw:layer="layout" svg:x1="11.1cm" svg:y1="3.2cm" svg:x2="12.2cm" svg:y2="3.2cm">
          <text:p/>
        </draw:line>
        <draw:line draw:style-name="gr8" draw:text-style-name="P2" draw:layer="layout" svg:x1="11.7cm" svg:y1="3.2cm" svg:x2="11.7cm" svg:y2="3.9cm">
          <text:p/>
        </draw:line>
        <draw:custom-shape draw:style-name="gr12" draw:text-style-name="P1" draw:layer="layout" svg:width="3.3cm" svg:height="1.9cm" svg:x="9.1cm" svg:y="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out" svg:width="0.919cm" svg:height="0.042cm" draw:transform="rotate (-1.5707963267949) translate (9.519cm 2.491cm)" svg:viewBox="0 0 920 43" svg:d="M0 38c127 0 256 12 384 0 140-13 281 3 421-25l115-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57:45.566063703</meta:creation-date>
    <dc:date>2017-12-23T12:59:20.028850595</dc:date>
    <meta:editing-duration>PT22H51M21S</meta:editing-duration>
    <meta:editing-cycles>6</meta:editing-cycles>
    <meta:generator>LibreOffice/5.1.6.2$Linux_X86_64 LibreOffice_project/10m0$Build-2</meta:generator>
    <meta:document-statistic meta:object-count="19"/>
  </office:meta>
</office:document-meta>
</file>